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in" table:align="center"/>
    </style:style>
    <style:style style:name="Table1.A" style:family="table-column">
      <style:table-column-properties style:column-width="2.4382in"/>
    </style:style>
    <style:style style:name="Table1.B" style:family="table-column">
      <style:table-column-properties style:column-width="1.1868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8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0889in"/>
    </style:style>
    <style:style style:name="Table2" style:family="table">
      <style:table-properties style:width="6.7in" table:align="center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1.75in"/>
    </style:style>
    <style:style style:name="Table2.D" style:family="table-column">
      <style:table-column-properties style:column-width="1.5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218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0889in"/>
    </style:style>
    <style:style style:name="P1" style:family="paragraph" style:parent-style-name="Heading_20_3">
      <style:paragraph-properties fo:margin-top="0in" fo:margin-bottom="0in" loext:contextual-spacing="false"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" style:family="paragraph" style:parent-style-name="Heading_20_3">
      <style:paragraph-properties fo:margin-top="0in" fo:margin-bottom="0in" loext:contextual-spacing="false" fo:text-align="center" style:justify-single-word="false"/>
      <style:text-properties officeooo:paragraph-rsid="00378551"/>
    </style:style>
    <style:style style:name="P3" style:family="paragraph" style:parent-style-name="Heading_20_3">
      <style:paragraph-properties fo:margin-top="0in" fo:margin-bottom="0in" loext:contextual-spacing="false" fo:line-height="120%" fo:text-align="center" style:justify-single-word="false" style:writing-mode="lr-tb"/>
      <style:text-properties officeooo:paragraph-rsid="003f2024"/>
    </style:style>
    <style:style style:name="P4" style:family="paragraph" style:parent-style-name="Standard">
      <style:text-properties fo:font-variant="normal" fo:text-transform="none" fo:color="#383a42" style:text-line-through-style="none" style:text-line-through-type="none" style:font-name="Courier New" fo:font-size="10pt" fo:language="ru" fo:country="RU" fo:font-style="normal" style:text-underline-style="none" fo:font-weight="normal" officeooo:rsid="0056cf01" officeooo:paragraph-rsid="0056cf01" style:text-blinking="false" fo:background-color="#ffff00"/>
    </style:style>
    <style:style style:name="P5" style:family="paragraph" style:parent-style-name="Standard">
      <style:text-properties fo:language="ru" fo:country="RU" officeooo:rsid="0052fb0f" officeooo:paragraph-rsid="0052fb0f" fo:background-color="#ffff00"/>
    </style:style>
    <style:style style:name="P6" style:family="paragraph" style:parent-style-name="Standard">
      <style:text-properties fo:language="ru" fo:country="RU" officeooo:rsid="0056cf01" officeooo:paragraph-rsid="0056cf01" fo:background-color="#ffff00"/>
    </style:style>
    <style:style style:name="P7" style:family="paragraph" style:parent-style-name="Standard">
      <style:text-properties fo:language="ru" fo:country="RU" officeooo:paragraph-rsid="002e6182"/>
    </style:style>
    <style:style style:name="P8" style:family="paragraph" style:parent-style-name="Standard">
      <style:text-properties fo:language="ru" fo:country="RU" fo:font-weight="normal" officeooo:rsid="0052fb0f" officeooo:paragraph-rsid="0052fb0f" fo:background-color="#ffff00"/>
    </style:style>
    <style:style style:name="P9" style:family="paragraph" style:parent-style-name="Standard">
      <style:text-properties officeooo:paragraph-rsid="0052fb0f" fo:background-color="#ffff00"/>
    </style:style>
    <style:style style:name="P10" style:family="paragraph" style:parent-style-name="Standard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paragraph-rsid="002aff38" style:text-blinking="false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207101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207101" officeooo:paragraph-rsid="00378551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15c1d8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15c1d8" officeooo:paragraph-rsid="00378551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234297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239301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2590f6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274f5e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paragraph-rsid="00378551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15c1d8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rsid="0015c1d8" officeooo:paragraph-rsid="00378551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false" fo:text-align="center" style:justify-single-word="false"/>
      <style:text-properties fo:font-variant="normal" fo:text-transform="none" fo:color="#2c2d30" style:text-line-through-style="none" style:text-line-through-type="none" style:font-name="Arial" fo:font-size="10pt" fo:letter-spacing="normal" fo:language="ru" fo:country="RU" fo:font-style="normal" style:text-underline-style="none" fo:font-weight="normal" officeooo:paragraph-rsid="002aff38" style:text-blinking="false" fo:background-color="#ffff00" style:font-name-asian="Noto Serif CJK SC" style:font-size-asian="14pt" style:font-weight-asian="bold" style:font-name-complex="Lohit Devanagari" style:font-size-complex="14pt" style:font-weight-complex="bold"/>
    </style:style>
    <style:style style:name="P25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style:text-blinking="false" fo:background-color="transparent"/>
    </style:style>
    <style:style style:name="P26" style:family="paragraph" style:parent-style-name="Text_20_body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paragraph-rsid="00378551" style:text-blinking="false" fo:background-color="transparent"/>
    </style:style>
    <style:style style:name="P27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rsid="00454843" officeooo:paragraph-rsid="00454843" style:text-blinking="false" fo:background-color="transparent"/>
    </style:style>
    <style:style style:name="P28" style:family="paragraph" style:parent-style-name="Text_20_body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paragraph-rsid="002aff38" style:text-blinking="false" fo:background-color="#ffff00"/>
    </style:style>
    <style:style style:name="P29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paragraph-rsid="00344a4d" style:text-blinking="false" fo:background-color="#ffff00"/>
    </style:style>
    <style:style style:name="P30" style:family="paragraph" style:parent-style-name="Text_20_body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style:text-blinking="false" fo:background-color="#ffff00"/>
    </style:style>
    <style:style style:name="P31" style:family="paragraph" style:parent-style-name="Text_20_body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rsid="0036dafc" officeooo:paragraph-rsid="0036dafc" style:text-blinking="false" fo:background-color="#ffff00"/>
    </style:style>
    <style:style style:name="P32" style:family="paragraph" style:parent-style-name="Text_20_body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rsid="003a230f" officeooo:paragraph-rsid="003a230f" style:text-blinking="false" fo:background-color="#ffff00"/>
    </style:style>
    <style:style style:name="P33" style:family="paragraph" style:parent-style-name="Text_20_body">
      <loext:graphic-properties draw:fill="none" draw:fill-color="#ffffff"/>
      <style:paragraph-properties fo:margin-top="0in" fo:margin-bottom="0.0835in" loext:contextual-spacing="false" fo:line-height="138%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officeooo:rsid="00454843" officeooo:paragraph-rsid="00454843" style:text-blinking="false" fo:background-color="#ffff00"/>
    </style:style>
    <style:style style:name="P34" style:family="paragraph" style:parent-style-name="Text_20_body">
      <loext:graphic-properties draw:fill="none" draw:fill-color="#ffffff"/>
      <style:paragraph-properties fo:margin-left="0.4925in" fo:margin-right="0in" fo:margin-top="0in" fo:margin-bottom="0.0835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2c2d30" style:text-line-through-style="none" style:text-line-through-type="none" style:font-name="Arial" fo:font-size="10pt" fo:language="ru" fo:country="RU" fo:font-style="normal" style:text-underline-style="none" fo:font-weight="normal" style:text-blinking="false" fo:background-color="#ffff00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3f2024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3f2024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42b656" style:text-blinking="false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officeooo:rsid="0042b656" style:text-blinking="false" fo:background-color="transparent" loext:char-shading-value="0"/>
    </style:style>
    <style:style style:name="T6" style:family="text">
      <style:text-properties fo:font-variant="normal" fo:text-transform="none" fo:color="#986801" style:text-line-through-style="none" style:text-line-through-type="none" style:font-name="Courier New" fo:font-size="10pt" fo:font-style="normal" style:text-underline-style="none" style:text-blinking="false"/>
    </style:style>
    <style:style style:name="T7" style:family="text">
      <style:text-properties fo:font-variant="normal" fo:text-transform="none" fo:color="#986801" style:text-line-through-style="none" style:text-line-through-type="none" style:font-name="Courier New" fo:font-size="10pt" fo:font-style="normal" style:text-underline-style="none" style:text-blinking="false" fo:background-color="#fafafa" loext:char-shading-value="0"/>
    </style:style>
    <style:style style:name="T8" style:family="text">
      <style:text-properties fo:font-variant="normal" fo:text-transform="none" fo:color="#383a42" style:text-line-through-style="none" style:text-line-through-type="none" style:font-name="Courier New" fo:font-size="10pt" fo:font-style="normal" style:text-underline-style="none" style:text-blinking="false"/>
    </style:style>
    <style:style style:name="T9" style:family="text">
      <style:text-properties fo:font-variant="normal" fo:text-transform="none" fo:color="#383a42" style:text-line-through-style="none" style:text-line-through-type="none" style:font-name="Courier New" fo:font-size="10pt" fo:font-style="normal" style:text-underline-style="none" style:text-blinking="false" fo:background-color="#fafafa" loext:char-shading-value="0"/>
    </style:style>
    <style:style style:name="T10" style:family="text">
      <style:text-properties fo:font-variant="normal" fo:text-transform="none" fo:color="#383a42" style:text-line-through-style="none" style:text-line-through-type="none" style:text-underline-style="none" style:text-blinking="false"/>
    </style:style>
    <style:style style:name="T11" style:family="text">
      <style:text-properties fo:font-variant="normal" fo:text-transform="none" fo:color="#383a42" style:text-line-through-style="none" style:text-line-through-type="none" style:text-underline-style="none" style:text-blinking="false" fo:background-color="#fafafa" loext:char-shading-value="0"/>
    </style:style>
    <style:style style:name="T12" style:family="text">
      <style:text-properties fo:font-variant="normal" fo:text-transform="none" fo:color="#0184bb" style:text-line-through-style="none" style:text-line-through-type="none" style:font-name="Courier New" fo:font-size="10pt" fo:font-style="normal" style:text-underline-style="none" style:text-blinking="false"/>
    </style:style>
    <style:style style:name="T13" style:family="text">
      <style:text-properties fo:font-variant="normal" fo:text-transform="none" fo:color="#0184bb" style:text-line-through-style="none" style:text-line-through-type="none" style:font-name="Courier New" fo:font-size="10pt" fo:font-style="normal" style:text-underline-style="none" style:text-blinking="false" fo:background-color="#fafafa" loext:char-shading-value="0"/>
    </style:style>
    <style:style style:name="T14" style:family="text">
      <style:text-properties officeooo:rsid="0015c1d8"/>
    </style:style>
    <style:style style:name="T15" style:family="text">
      <style:text-properties officeooo:rsid="002aff38"/>
    </style:style>
    <style:style style:name="T16" style:family="text">
      <style:text-properties fo:language="ru" fo:country="RU" officeooo:rsid="0052fb0f"/>
    </style:style>
    <style:style style:name="T17" style:family="text">
      <style:text-properties fo:language="ru" fo:country="RU" officeooo:rsid="0054f4a1"/>
    </style:style>
    <style:style style:name="T18" style:family="text">
      <style:text-properties officeooo:rsid="002c6581"/>
    </style:style>
    <style:style style:name="T19" style:family="text">
      <style:text-properties officeooo:rsid="00344a4d"/>
    </style:style>
    <style:style style:name="T20" style:family="text">
      <style:text-properties officeooo:rsid="00378551"/>
    </style:style>
    <style:style style:name="T21" style:family="text">
      <style:text-properties officeooo:rsid="00454843"/>
    </style:style>
    <style:style style:name="T22" style:family="text">
      <style:text-properties officeooo:rsid="0054f4a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3912093191" text:style-name="L1">
        <text:list-item>
          <text:p text:style-name="P25"><text:bookmark text:name="docs-internal-guid-02eb988b-7fff-eef9-e2b9-e7489e250b5e"/>Установить приложение «django-debug-toolbar». Оценить время загрузки страниц. Найти самые медленные контроллеры. Заполнить таблицу с количеством запросов и дубликатов на страницах проекта.</text:p>
        </text:list-item>
      </text:list>
      <text:p text:style-name="P28"><text:span text:style-name="T15">Самые медленные контролеры, которые мне </text:span><text:span text:style-name="T18">удалось найти это контролеры заказов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29997812560">
          <table:table-cell table:style-name="Table1.A1" office:value-type="string">
            <text:p text:style-name="P19"/>
          </table:table-cell>
          <table:table-cell table:style-name="Table1.A1" office:value-type="string">
            <text:h text:style-name="P1" text:outline-level="3">Time <text:span text:style-name="T14">(mc)</text:span></text:h>
          </table:table-cell>
          <table:table-cell table:style-name="Table1.A1" office:value-type="string">
            <text:h text:style-name="P1" text:outline-level="3">SQL queries</text:h>
          </table:table-cell>
          <table:table-cell table:style-name="Table1.A1" office:value-type="string">
            <text:p text:style-name="P24">similar</text:p>
          </table:table-cell>
          <table:table-cell table:style-name="Table1.E1" office:value-type="string">
            <text:p text:style-name="P24">duplicates</text:p>
          </table:table-cell>
        </table:table-row>
        <table:table-row table:style-name="TableLine94329997812560">
          <table:table-cell table:style-name="Table1.A2" office:value-type="string">
            <text:p text:style-name="P19">http://89.108.71.100:8006/</text:p>
          </table:table-cell>
          <table:table-cell table:style-name="Table1.A2" office:value-type="string">
            <text:p text:style-name="P22">99.702 мс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13">3</text:p>
          </table:table-cell>
          <table:table-cell table:style-name="Table1.E2" office:value-type="string">
            <text:p text:style-name="P13">3</text:p>
          </table:table-cell>
        </table:table-row>
        <table:table-row table:style-name="Table1.3">
          <table:table-cell table:style-name="Table1.A2" office:value-type="string">
            <text:p text:style-name="P19">http://89.108.71.100:8006/products/</text:p>
          </table:table-cell>
          <table:table-cell table:style-name="Table1.A2" office:value-type="string">
            <text:p text:style-name="P21">442.098 мс</text:p>
          </table:table-cell>
          <table:table-cell table:style-name="Table1.A2" office:value-type="string">
            <text:p text:style-name="P11">22</text:p>
          </table:table-cell>
          <table:table-cell table:style-name="Table1.A2" office:value-type="string">
            <text:p text:style-name="P11">17</text:p>
          </table:table-cell>
          <table:table-cell table:style-name="Table1.E2" office:value-type="string">
            <text:p text:style-name="P11">9</text:p>
          </table:table-cell>
        </table:table-row>
        <table:table-row table:style-name="TableLine94329997812560">
          <table:table-cell table:style-name="Table1.A2" office:value-type="string">
            <text:p text:style-name="P19">http://89.108.71.100:8006/products/category/2/</text:p>
          </table:table-cell>
          <table:table-cell table:style-name="Table1.A2" office:value-type="string">
            <text:p text:style-name="P13">451.359 мс</text:p>
          </table:table-cell>
          <table:table-cell table:style-name="Table1.A2" office:value-type="string">
            <text:p text:style-name="P15">19</text:p>
          </table:table-cell>
          <table:table-cell table:style-name="Table1.A2" office:value-type="string">
            <text:p text:style-name="P15">13</text:p>
          </table:table-cell>
          <table:table-cell table:style-name="Table1.E2" office:value-type="string">
            <text:p text:style-name="P15">5</text:p>
          </table:table-cell>
        </table:table-row>
        <table:table-row table:style-name="TableLine94329997812560">
          <table:table-cell table:style-name="Table1.A2" office:value-type="string">
            <text:p text:style-name="P19">http://89.108.71.100:8006/order/create/</text:p>
          </table:table-cell>
          <table:table-cell table:style-name="Table1.A2" office:value-type="string">
            <text:p text:style-name="P13">2811.189 мс</text:p>
          </table:table-cell>
          <table:table-cell table:style-name="Table1.A2" office:value-type="string">
            <text:p text:style-name="P16">165</text:p>
          </table:table-cell>
          <table:table-cell table:style-name="Table1.A2" office:value-type="string">
            <text:p text:style-name="P16">160</text:p>
          </table:table-cell>
          <table:table-cell table:style-name="Table1.E2" office:value-type="string">
            <text:p text:style-name="P16">144</text:p>
          </table:table-cell>
        </table:table-row>
        <table:table-row table:style-name="TableLine94329997812560">
          <table:table-cell table:style-name="Table1.A2" office:value-type="string">
            <text:p text:style-name="P19">http://89.108.71.100:8006/order/update/1/</text:p>
          </table:table-cell>
          <table:table-cell table:style-name="Table1.A2" office:value-type="string">
            <text:p text:style-name="P13">2971.238 мс</text:p>
          </table:table-cell>
          <table:table-cell table:style-name="Table1.A2" office:value-type="string">
            <text:p text:style-name="P17">177</text:p>
          </table:table-cell>
          <table:table-cell table:style-name="Table1.A2" office:value-type="string">
            <text:p text:style-name="P17">172</text:p>
          </table:table-cell>
          <table:table-cell table:style-name="Table1.E2" office:value-type="string">
            <text:p text:style-name="P17">164</text:p>
          </table:table-cell>
        </table:table-row>
        <table:table-row table:style-name="TableLine94329997812560">
          <table:table-cell table:style-name="Table1.A2" office:value-type="string">
            <text:p text:style-name="P19">http://89.108.71.100:8006/basket/</text:p>
          </table:table-cell>
          <table:table-cell table:style-name="Table1.A2" office:value-type="string">
            <text:p text:style-name="P13">514.153 мс</text:p>
          </table:table-cell>
          <table:table-cell table:style-name="Table1.A2" office:value-type="string">
            <text:p text:style-name="P18">25</text:p>
          </table:table-cell>
          <table:table-cell table:style-name="Table1.A2" office:value-type="string">
            <text:p text:style-name="P18">22</text:p>
          </table:table-cell>
          <table:table-cell table:style-name="Table1.E2" office:value-type="string">
            <text:p text:style-name="P18">20</text:p>
          </table:table-cell>
        </table:table-row>
      </table:table>
      <text:p text:style-name="P10"/>
      <text:list xml:id="list165534396614058" text:continue-numbering="true" text:style-name="L1">
        <text:list-item>
          <text:p text:style-name="P25">Визуализировать структуру моделей проекта при помощи «django_extensions», создать файл «geekshop_urls.txt» с URL адресами проекта.</text:p>
          <text:p text:style-name="P29"><text:span text:style-name="T19">Приложены в архиве.</text:span></text:p>
        </text:list-item>
        <text:list-item>
          <text:p text:style-name="P25">Установить утилиту «siege» и провести функциональное тестирование. Зафиксировать результаты в текстовом файле (какие контроллеры работали с ошибками).</text:p>
        </text:list-item>
      </text:list>
      <text:p text:style-name="P30">siege -f ./gs_test_urls.txt -d1 -r44 -c1</text:p>
      <text:p text:style-name="P31">У меня работали все 100%, <text:span text:style-name="T20">не знаю почему, но я про</text:span></text:p>
      <text:p text:style-name="P34">Transactions: <text:s text:c="20"/>52 hits</text:p>
      <text:p text:style-name="P34">Availability: <text:s text:c="16"/>100.00 %</text:p>
      <text:p text:style-name="P34">Elapsed time: <text:s text:c="17"/>23.77 secs</text:p>
      <text:p text:style-name="P34">Data transferred: <text:s text:c="14"/>1.23 MB</text:p>
      <text:p text:style-name="P34">Response time: <text:s text:c="17"/>0.09 secs</text:p>
      <text:p text:style-name="P34">Transaction rate: <text:s text:c="14"/>2.19 trans/sec</text:p>
      <text:p text:style-name="P34">Throughput: <text:s text:c="20"/>0.05 MB/sec</text:p>
      <text:p text:style-name="P34">Concurrency: <text:s text:c="19"/>0.20</text:p>
      <text:p text:style-name="P34">Successful transactions: <text:s text:c="10"/>9</text:p>
      <text:p text:style-name="P34">Failed transactions: <text:s text:c="14"/>0</text:p>
      <text:p text:style-name="P34">Longest transaction: <text:s text:c="11"/>0.16</text:p>
      <text:p text:style-name="P34">Shortest transaction: <text:s text:c="10"/>0.01</text:p>
      <text:p text:style-name="P34"/>
      <text:p text:style-name="P34"/>
      <text:p text:style-name="P34"/>
      <text:list xml:id="list165533583135374" text:continue-numbering="true" text:style-name="L1">
        <text:list-item>
          <text:p text:style-name="P25"><text:soft-page-break/>Провести нагрузочное тестирование отдельных страниц и записать результаты в таблицу. </text:p>
        </text:list-item>
        <text:list-item>
          <text:p text:style-name="P27">Провести тестирование в режиме интернета. Записать данные в таблицу. Определить условия, при которых начинаются отказы.</text:p>
        </text:list-item>
      </text:list>
      <text:p text:style-name="P32">Сделал тест 2 страниц, не сильно нагруженных, чтобы меня не заблочили.</text:p>
      <text:p text:style-name="P33">Так же я не доводил до отказа из-за боязни блока, так как у меня там еще несколько сайтов.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94329993420624">
          <table:table-cell table:style-name="Table2.A1" office:value-type="string">
            <text:p text:style-name="P20"/>
          </table:table-cell>
          <table:table-cell table:style-name="Table2.A1" office:value-type="string">
            <text:h text:style-name="P2" text:outline-level="3"><text:bookmark text:name="docs-internal-guid-4e727558-7fff-87af-c385-8d1272ea3623"/><text:span text:style-name="T1">-r</text:span><text:span text:style-name="T2">1</text:span><text:span text:style-name="T1">0 -c</text:span><text:span text:style-name="T4">2</text:span><text:span text:style-name="T1">0</text:span></text:h>
          </table:table-cell>
          <table:table-cell table:style-name="Table2.A1" office:value-type="string">
            <text:h text:style-name="P3" text:outline-level="3"><text:span text:style-name="T1">-r</text:span><text:span text:style-name="T5">2</text:span><text:span text:style-name="T1">0 -c</text:span><text:span text:style-name="T3">1</text:span><text:span text:style-name="T1">0</text:span></text:h>
          </table:table-cell>
          <table:table-cell table:style-name="Table2.D1" office:value-type="string">
            <text:h text:style-name="P3" text:outline-level="3"><text:span text:style-name="T1">-r</text:span><text:span text:style-name="T5">2</text:span><text:span text:style-name="T1">0 -c</text:span><text:span text:style-name="T4">2</text:span><text:span text:style-name="T1">0</text:span></text:h>
          </table:table-cell>
        </table:table-row>
        <table:table-row table:style-name="Table2.2">
          <table:table-cell table:style-name="Table2.A2" office:value-type="string">
            <text:p text:style-name="P20">http://89.108.71.100:8006/</text:p>
          </table:table-cell>
          <table:table-cell table:style-name="Table2.A2" office:value-type="string">
            <text:p text:style-name="P23">Transactions: <text:s text:c="19"/>200 hits</text:p>
            <text:p text:style-name="P23">Availability: <text:s text:c="16"/>100.00 %</text:p>
            <text:p text:style-name="P23">Elapsed time: <text:s text:c="17"/>15.15 secs</text:p>
            <text:p text:style-name="P23">Data transferred: <text:s text:c="14"/>4.18 MB</text:p>
            <text:p text:style-name="P23">Response time: <text:s text:c="17"/>0.76 secs</text:p>
            <text:p text:style-name="P23">Transaction rate: <text:s text:c="13"/>13.20 trans/sec</text:p>
            <text:p text:style-name="P23">Throughput: <text:s text:c="20"/>0.28 MB/sec</text:p>
            <text:p text:style-name="P23">Concurrency: <text:s text:c="18"/>10.07</text:p>
            <text:p text:style-name="P23">Successful transactions: <text:s text:c="10"/>0</text:p>
            <text:p text:style-name="P23">Failed transactions: <text:s text:c="14"/>0</text:p>
            <text:p text:style-name="P23">Longest transaction: <text:s text:c="11"/>1.46</text:p>
            <text:p text:style-name="P23">Shortest transaction: <text:s text:c="10"/>0.00</text:p>
          </table:table-cell>
          <table:table-cell table:style-name="Table2.A2" office:value-type="string">
            <text:p text:style-name="P23">Transactions: <text:s text:c="19"/>200 hits</text:p>
            <text:p text:style-name="P23">Availability: <text:s text:c="16"/>100.00 %</text:p>
            <text:p text:style-name="P23">Elapsed time: <text:s text:c="17"/>12.82 secs</text:p>
            <text:p text:style-name="P23">Data transferred: <text:s text:c="14"/>4.18 MB</text:p>
            <text:p text:style-name="P23">Response time: <text:s text:c="17"/>0.63 secs</text:p>
            <text:p text:style-name="P23">Transaction rate: <text:s text:c="13"/>15.60 trans/sec</text:p>
            <text:p text:style-name="P23">Throughput: <text:s text:c="20"/>0.33 MB/sec</text:p>
            <text:p text:style-name="P23">Concurrency: <text:s text:c="19"/>9.79</text:p>
            <text:p text:style-name="P23">Successful transactions: <text:s text:c="10"/>0</text:p>
            <text:p text:style-name="P23">Failed transactions: <text:s text:c="14"/>0</text:p>
            <text:p text:style-name="P23">Longest transaction: <text:s text:c="11"/>0.94</text:p>
            <text:p text:style-name="P23">Shortest transaction: <text:s text:c="10"/>0.00</text:p>
          </table:table-cell>
          <table:table-cell table:style-name="Table2.D2" office:value-type="string">
            <text:p text:style-name="P14">Transactions: <text:s text:c="19"/>400 hits</text:p>
            <text:p text:style-name="P14">Availability: <text:s text:c="16"/>100.00 %</text:p>
            <text:p text:style-name="P14">Elapsed time: <text:s text:c="17"/>28.48 secs</text:p>
            <text:p text:style-name="P14">Data transferred: <text:s text:c="14"/>8.35 MB</text:p>
            <text:p text:style-name="P14">Response time: <text:s text:c="17"/>0.81 secs</text:p>
            <text:p text:style-name="P14">Transaction rate: <text:s text:c="13"/>14.04 trans/sec</text:p>
            <text:p text:style-name="P14">Throughput: <text:s text:c="20"/>0.29 MB/sec</text:p>
            <text:p text:style-name="P14">Concurrency: <text:s text:c="18"/>11.44</text:p>
            <text:p text:style-name="P14">Successful transactions: <text:s text:c="10"/>0</text:p>
            <text:p text:style-name="P14">Failed transactions: <text:s text:c="14"/>0</text:p>
            <text:p text:style-name="P14">Longest transaction: <text:s text:c="11"/>1.79</text:p>
            <text:p text:style-name="P14">Shortest transaction: <text:s text:c="10"/>0.00</text:p>
          </table:table-cell>
        </table:table-row>
        <table:table-row table:style-name="Table2.3">
          <table:table-cell table:style-name="Table2.A2" office:value-type="string">
            <text:p text:style-name="P20"><text:bookmark-start text:name="__DdeLink__7_934235414"/>http://89.108.71.100:8006/products/<text:bookmark-end text:name="__DdeLink__7_934235414"/></text:p>
          </table:table-cell>
          <table:table-cell table:style-name="Table2.A2" office:value-type="string">
            <text:p text:style-name="P20">Transactions: <text:s text:c="18"/>2961 hits</text:p>
            <text:p text:style-name="P20">Availability: <text:s text:c="16"/>100.00 %</text:p>
            <text:p text:style-name="P20">Elapsed time: <text:s text:c="17"/>41.10 secs</text:p>
            <text:p text:style-name="P20">Data transferred: <text:s text:c="13"/>74.92 MB</text:p>
            <text:p text:style-name="P20">Response time: <text:s text:c="17"/>0.27 secs</text:p>
            <text:p text:style-name="P20">Transaction rate: <text:s text:c="13"/>72.04 trans/sec</text:p>
            <text:p text:style-name="P20">Throughput: <text:s text:c="20"/>1.82 MB/sec</text:p>
            <text:p text:style-name="P20">Concurrency: <text:s text:c="18"/>19.15</text:p>
            <text:p text:style-name="P20">Successful transactions: <text:s text:c="7"/>2961</text:p>
            <text:p text:style-name="P20">Failed transactions: <text:s text:c="14"/>0</text:p>
            <text:p text:style-name="P20">Longest transaction: <text:s text:c="11"/>4.45</text:p>
            <text:p text:style-name="P20">Shortest transaction: <text:s text:c="10"/>0.00</text:p>
          </table:table-cell>
          <table:table-cell table:style-name="Table2.A2" office:value-type="string">
            <text:p text:style-name="P12">Transactions: <text:s text:c="18"/>2963 hits</text:p>
            <text:p text:style-name="P12">Availability: <text:s text:c="16"/>100.00 %</text:p>
            <text:p text:style-name="P12">Elapsed time: <text:s text:c="17"/>41.21 secs</text:p>
            <text:p text:style-name="P12">Data transferred: <text:s text:c="13"/>74.94 MB</text:p>
            <text:p text:style-name="P12">Response time: <text:s text:c="17"/>0.14 secs</text:p>
            <text:p text:style-name="P12">Transaction rate: <text:s text:c="13"/>71.90 trans/sec</text:p>
            <text:p text:style-name="P12">Throughput: <text:s text:c="20"/>1.82 MB/sec</text:p>
            <text:p text:style-name="P12">Concurrency: <text:s text:c="19"/>9.81</text:p>
            <text:p text:style-name="P12">Successful transactions: <text:s text:c="7"/>2963</text:p>
            <text:p text:style-name="P12">Failed transactions: <text:s text:c="14"/>0</text:p>
            <text:p text:style-name="P12">Longest transaction: <text:s text:c="11"/>2.51</text:p>
            <text:p text:style-name="P12">Shortest transaction: <text:s text:c="10"/>0.00</text:p>
          </table:table-cell>
          <table:table-cell table:style-name="Table2.D2" office:value-type="string">
            <text:p text:style-name="P12">Transactions: <text:s text:c="18"/>5937 hits</text:p>
            <text:p text:style-name="P12">Availability: <text:s text:c="16"/>100.00 %</text:p>
            <text:p text:style-name="P12">Elapsed time: <text:s text:c="17"/>83.09 secs</text:p>
            <text:p text:style-name="P12">Data transferred: <text:s text:c="12"/>150.03 MB</text:p>
            <text:p text:style-name="P12">Response time: <text:s text:c="17"/>0.27 secs</text:p>
            <text:p text:style-name="P12">Transaction rate: <text:s text:c="13"/>71.45 trans/sec</text:p>
            <text:p text:style-name="P12">Throughput: <text:s text:c="20"/>1.81 MB/sec</text:p>
            <text:p text:style-name="P12">Concurrency: <text:s text:c="18"/>19.58</text:p>
            <text:p text:style-name="P12">Successful transactions: <text:s text:c="7"/>5937</text:p>
            <text:p text:style-name="P12">Failed transactions: <text:s text:c="14"/>0</text:p>
            <text:p text:style-name="P12">Longest transaction: <text:s text:c="11"/>4.99</text:p>
            <text:p text:style-name="P12">Shortest transaction: <text:s text:c="10"/>0.00</text:p>
          </table:table-cell>
        </table:table-row>
      </table:table>
      <text:p text:style-name="P26"/>
      <text:p text:style-name="P26"/>
      <text:list xml:id="list165533115384492" text:continue-numbering="true" text:style-name="L1">
        <text:list-item>
          <text:p text:style-name="P25"><text:soft-page-break/>Провести оптимизацию работы с БД в проекте. Оценить эффект.</text:p>
        </text:list-item>
      </text:list>
      <text:p text:style-name="P9"><text:span text:style-name="T16">Добавил индекс</text:span><text:span text:style-name="T17">ы в таблицы</text:span></text:p>
      <text:p text:style-name="P8"><text:bookmark text:name="docs-internal-guid-eb7150e5-7fff-147e-3eef-75d5d398b08e"/><text:span text:style-name="T6">is_active</text:span><text:span text:style-name="T10"> </text:span><text:span text:style-name="T8">= models.BooleanField(db_index=</text:span><text:span text:style-name="T12">True</text:span><text:span text:style-name="T8">, default=</text:span><text:span text:style-name="T12">True</text:span><text:span text:style-name="T8">)</text:span></text:p>
      <text:p text:style-name="P5"/>
      <text:p text:style-name="P6">Добавил </text:p>
      <text:p text:style-name="P4"><text:bookmark text:name="docs-internal-guid-ab79c6de-7fff-6248-df32-fc36b3d52088"/>.select_related(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4:50:03.719122455</meta:creation-date>
    <dc:date>2021-07-10T16:55:30.253863091</dc:date>
    <meta:editing-duration>PT2H5M7S</meta:editing-duration>
    <meta:editing-cycles>41</meta:editing-cycles>
    <meta:generator>LibreOffice/6.4.7.2$Linux_X86_64 LibreOffice_project/40$Build-2</meta:generator>
    <meta:document-statistic meta:table-count="2" meta:image-count="0" meta:object-count="0" meta:page-count="3" meta:paragraph-count="139" meta:word-count="484" meta:character-count="4925" meta:non-whitespace-character-count="3342"/>
  </office:meta>
</office:document-meta>
</file>